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3036.png" xlink:type="simple" xlink:show="embed" xlink:actuate="onLoad"/></draw:frame></text:p>
          </table:table-cell>
          <table:table-cell table:style-name="Table1.B1" office:value-type="string">
            <text:h text:style-name="P6" text:outline-level="1">Импульс с пролонгированием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 <text:span text:style-name="T1">Cи</text:span> <text:span text:style-name="T3">|</text:span>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671cm" svg:height="2.3cm" draw:z-index="1"><draw:image xlink:href="../images/3036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5">на схеме</text:p>
          </table:table-cell>
          <table:table-cell table:style-name="Table1.B1" office:value-type="string">
            <text:p text:style-name="P2"/>
          </table:table-cell>
        </table:table-row>
        <table:table-row table:style-name="Table1.3">
          <table:table-cell table:style-name="Table1.A5" table:number-columns-spanned="2" office:value-type="string">
            <text:p text:style-name="P2">Формирует импульс не менее заданной длительности при изменении входа от нуля до единицы. При этом импульс продляется вновь на заданную длительность, если происходит очередное изменение входа от 0 до 1 в процессе формирования предыдущего импульса.</text:p>
            <text:p text:style-name="P2"><text:span text:style-name="T4">Алгоритм</text:span> работы блока: <text:span text:style-name="T1">если входной сигнал изменился с нулевого значения на единичное (или на ненулевое), то блок формирует на выходе логическую единицу в течение заданного времени. При этом, в течение всего импульса (пока на выходе блока 1), блок также </text:span><text:span text:style-name="T2">учитывает</text:span><text:span text:style-name="T1"> изменения входного сигнала и при очередном изменении от 0 до 1 импульс формируется заново («подхватывается»), а длительность импульса считается от момент последнего изменения входа от 0 до 1.</text:span></text:p>
            <text:p text:style-name="P2"><text:span text:style-name="T4">Свойства</text:span>:</text:p>
            <text:list xml:id="list2539690679772760622" text:style-name="L1">
              <text:list-item>
                <text:p text:style-name="P7">Длительность импульса — время, в течение которого блок формирует логическую единицу на выходе.</text:p>
              </text:list-item>
              <text:list-item>
                <text:p text:style-name="P7">Длительность задается через – способ задания длительности импульса: через доволнительный вход или через параметр блока «Длительность импульса».</text:p>
              </text:list-item>
            </text:list>
            <text:p text:style-name="P2"><text:span text:style-name="T4">Сравнительный пример</text:span> работы блока:</text:p>
            <text:p text:style-name="P2">Рассмотрим три блока с длительностью импульсов 1, 4 и 10 секунд, с пролонгированием. При этом на вход в блоки будем подавать один и тот же сигнал типа «меандр» с полным периодом 7 секунд (длительность первого полупериода 2 с, второго 5 с). Время расчета — 30 с:</text:p>
            <text:p text:style-name="P3"><draw:frame draw:style-name="fr2" draw:name="Графический объект3" text:anchor-type="as-char" svg:width="8.119cm" svg:height="5.77cm" draw:z-index="2"><draw:image xlink:href="../images/3036_example.png" xlink:type="simple" xlink:show="embed" xlink:actuate="onLoad"/></draw:frame></text:p>
            <text:p text:style-name="P2">Рассмотрим графики получаемых импульсов на выходе из блоков <text:span text:style-name="T3">(</text:span>розовый график — входной сигнал типа «меандр», черный график — импульс):</text:p>
            <text:p text:style-name="P3"><text:soft-page-break/><draw:frame draw:style-name="fr2" draw:name="Графический объект4" text:anchor-type="as-char" svg:width="13.229cm" svg:height="7.938cm" draw:z-index="3"><draw:image xlink:href="../images/3036_example_1.png" xlink:type="simple" xlink:show="embed" xlink:actuate="onLoad"/></draw:frame></text:p>
            <text:p text:style-name="P3"><draw:frame draw:style-name="fr2" draw:name="Графический объект5" text:anchor-type="as-char" svg:width="13.229cm" svg:height="7.938cm" draw:z-index="4"><draw:image xlink:href="../images/3036_example_2.png" xlink:type="simple" xlink:show="embed" xlink:actuate="onLoad"/></draw:frame></text:p>
            <text:p text:style-name="P3"><draw:frame draw:style-name="fr2" draw:name="Графический объект6" text:anchor-type="as-char" svg:width="13.229cm" svg:height="7.938cm" draw:z-index="5"><draw:image xlink:href="../images/3036_example_3.png" xlink:type="simple" xlink:show="embed" xlink:actuate="onLoad"/></draw:frame></text:p>
            <text:p text:style-name="P2">Как видно из графиков, блок генерирует импульсы длительностью не менее заданной. При этом, если импульс уже генерируется, то блок <text:span text:style-name="T4">принимает в расчёт</text:span> новые изменения входного сигнала от 0 до 1 (см. график с импульсом 7 с)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мпульс с пролонгированием</dc:title>
    <dc:date>2014-12-22T17:27:14.17</dc:date>
    <meta:generator>OpenOffice/4.1.1$Win32 OpenOffice.org_project/411m6$Build-9775</meta:generator>
    <meta:editing-duration>PT1H33M23S</meta:editing-duration>
    <meta:editing-cycles>42</meta:editing-cycles>
    <meta:document-statistic meta:table-count="1" meta:image-count="6" meta:object-count="0" meta:page-count="2" meta:paragraph-count="19" meta:word-count="253" meta:character-count="1668"/>
  </office:meta>
</office:document-meta>
</file>